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1" style:family="text">
      <style:text-properties officeooo:rsid="000b3e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asdfasdfaf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noe </meta:initial-creator>
    <meta:creation-date>2011-11-24T02:04:14</meta:creation-date>
    <meta:generator>OpenOffice.org/3.2$Linux OpenOffice.org_project/320m19$Build-9505</meta:generator>
    <meta:document-statistic meta:table-count="0" meta:image-count="0" meta:object-count="0" meta:page-count="1" meta:paragraph-count="1" meta:word-count="1" meta:character-count="10"/>
  </office:meta>
</office:document-meta>
</file>